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caf" officeooo:paragraph-rsid="0017acaf"/>
    </style:style>
    <style:style style:name="P2" style:family="paragraph" style:parent-style-name="Standard">
      <style:text-properties fo:color="#000000" loext:opacity="100%" style:font-name="FreeMono" fo:font-size="10pt" fo:font-weight="normal" officeooo:rsid="0017acaf" officeooo:paragraph-rsid="0017acaf" fo:background-color="transparent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00" loext:opacity="100%" style:font-name="FreeMono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FreeMono" fo:font-size="10pt" fo:font-weight="normal" fo:background-color="transparent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000000" loext:opacity="100%" style:font-name="FreeMono" fo:font-size="10pt" fo:background-color="transparent" style:font-size-asian="10pt" style:font-size-complex="10pt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FreeMono" fo:font-size="10pt" fo:background-color="transparent" style:font-size-asian="10pt" style:font-size-complex="10pt"/>
    </style:style>
    <style:style style:name="P7" style:family="paragraph" style:parent-style-name="Standard">
      <style:text-properties fo:color="#000000" loext:opacity="100%" style:font-name="FreeMono" fo:font-size="10pt" officeooo:rsid="0017acaf" officeooo:paragraph-rsid="0017acaf" fo:background-color="transparen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color="#f286c4" loext:opacity="100%"/>
    </style:style>
    <style:style style:name="T3" style:family="text">
      <style:text-properties fo:color="#f286c4" loext:opacity="100%" fo:font-weight="bold"/>
    </style:style>
    <style:style style:name="T4" style:family="text">
      <style:text-properties fo:color="#bf9eee" loext:opacity="100%"/>
    </style:style>
    <style:style style:name="T5" style:family="text">
      <style:text-properties fo:color="#bf9eee" loext:opacity="100%" fo:font-style="italic"/>
    </style:style>
    <style:style style:name="T6" style:family="text">
      <style:text-properties fo:color="#97e1f1" loext:opacity="100%"/>
    </style:style>
    <style:style style:name="T7" style:family="text">
      <style:text-properties fo:color="#97e1f1" loext:opacity="100%" fo:font-style="italic"/>
    </style:style>
    <style:style style:name="T8" style:family="text">
      <style:text-properties fo:color="#dee492" loext:opacity="100%"/>
    </style:style>
    <style:style style:name="T9" style:family="text">
      <style:text-properties fo:color="#e7ee98" loext:opacity="100%"/>
    </style:style>
    <style:style style:name="T10" style:family="text">
      <style:text-properties fo:color="#62e884" loext:opacity="100%"/>
    </style:style>
    <style:style style:name="T11" style:family="text">
      <style:text-properties fo:color="#ffb86c" loext:opacity="100%" fo:font-style="italic"/>
    </style:style>
    <style:style style:name="T1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soa_Foto</text:p>
      <text:p text:style-name="P1"/>
      <text:p text:style-name="P1">código Spring Boot</text:p>
      <text:p text:style-name="P1"/>
      <text:p text:style-name="P2">import jakarta.persistence.<text:span text:style-name="T1">*</text:span>;</text:p>
      <text:p text:style-name="P3">import lombok.<text:span text:style-name="T1">*</text:span>;</text:p>
      <text:p text:style-name="P3">import java.time.LocalDate;</text:p>
      <text:p text:style-name="P5"/>
      <text:p text:style-name="P3">import com.rossatti.spring_pjc_2025.pessoa.entities.Pessoa;</text:p>
      <text:p text:style-name="P5"/>
      <text:p text:style-name="P3">@Entity</text:p>
      <text:p text:style-name="P3">@Table(name = "foto_pessoa")</text:p>
      <text:p text:style-name="P3">@Data</text:p>
      <text:p text:style-name="P3">@NoArgsConstructor</text:p>
      <text:p text:style-name="P3">@AllArgsConstructor</text:p>
      <text:p text:style-name="P3">@EqualsAndHashCode(onlyExplicitlyIncluded = true)</text:p>
      <text:p text:style-name="P3">public class PessoaFoto {</text:p>
      <text:p text:style-name="P5"/>
      <text:p text:style-name="P3">@Id</text:p>
      <text:p text:style-name="P3">@GeneratedValue(strategy = <text:span text:style-name="T1">GenerationType</text:span>.IDENTITY)</text:p>
      <text:p text:style-name="P3">@Column(name = "fp_id")</text:p>
      <text:p text:style-name="P3">private Long id;</text:p>
      <text:p text:style-name="P5"/>
      <text:p text:style-name="P3">@ManyToOne</text:p>
      <text:p text:style-name="P3">@JoinColumn(name = "pes_id", nullable = false)</text:p>
      <text:p text:style-name="P3">private Pessoa pessoa;</text:p>
      <text:p text:style-name="P5"/>
      <text:p text:style-name="P3">@Column(name = "fp_data", nullable = false)</text:p>
      <text:p text:style-name="P3">private LocalDate data;</text:p>
      <text:p text:style-name="P5"/>
      <text:p text:style-name="P3">@Column(name = "fp_bucket", length = 50, nullable = false)</text:p>
      <text:p text:style-name="P3">private String bucket;</text:p>
      <text:p text:style-name="P5"/>
      <text:p text:style-name="P3">@Column(name = "fp_hash", length = 50, nullable = false, unique = true)</text:p>
      <text:p text:style-name="P3">private String hash;</text:p>
      <text:p text:style-name="P3">}</text:p>
      <text:p text:style-name="P7"/>
      <text:p text:style-name="P2">import java.util.<text:span text:style-name="T1">List</text:span>;</text:p>
      <text:p text:style-name="P5"/>
      <text:p text:style-name="P3">import org.springframework.data.jpa.repository.<text:span text:style-name="T1">JpaRepository</text:span>;</text:p>
      <text:p text:style-name="P3">import org.springframework.stereotype.Repository;</text:p>
      <text:p text:style-name="P5"/>
      <text:p text:style-name="P3">import com.rossatti.spring_pjc_2025.pessoa_foto.entities.PessoaFoto;</text:p>
      <text:p text:style-name="P5"/>
      <text:p text:style-name="P3">@Repository</text:p>
      <text:p text:style-name="P3">public interface <text:span text:style-name="T1">PessoaFotoRepository</text:span> extends <text:span text:style-name="T1">JpaRepository</text:span>&lt;PessoaFoto,Long&gt; {</text:p>
      <text:p text:style-name="P3"><text:span text:style-name="T1">List</text:span>&lt;PessoaFoto&gt; findByPessoaIdOrderByDataDesc(Long <text:span text:style-name="T1">pessoaId</text:span>); </text:p>
      <text:p text:style-name="P3">}</text:p>
      <text:p text:style-name="P3"/>
      <text:p text:style-name="P2">import java.time.LocalDate;</text:p>
      <text:p text:style-name="P3">import lombok.<text:span text:style-name="T1">*</text:span>;</text:p>
      <text:p text:style-name="P5"/>
      <text:p text:style-name="P3"><text:soft-page-break/>@Data</text:p>
      <text:p text:style-name="P3">@NoArgsConstructor</text:p>
      <text:p text:style-name="P3">@AllArgsConstructor</text:p>
      <text:p text:style-name="P3">public class PessoaFotoRequest {</text:p>
      <text:p text:style-name="P3">private Long pessoaId;</text:p>
      <text:p text:style-name="P3">private LocalDate data; </text:p>
      <text:p text:style-name="P3">private String bucket; </text:p>
      <text:p text:style-name="P3">private String hash;</text:p>
      <text:p text:style-name="P3">}</text:p>
      <text:p text:style-name="P4"/>
      <text:p text:style-name="P7"/>
      <text:p text:style-name="P3">import java.time.LocalDate;</text:p>
      <text:p text:style-name="P5"/>
      <text:p text:style-name="P3">import lombok.AllArgsConstructor;</text:p>
      <text:p text:style-name="P3">import lombok.Data;</text:p>
      <text:p text:style-name="P3">import lombok.NoArgsConstructor;</text:p>
      <text:p text:style-name="P5"/>
      <text:p text:style-name="P3">@Data</text:p>
      <text:p text:style-name="P3">@NoArgsConstructor</text:p>
      <text:p text:style-name="P3">@AllArgsConstructor</text:p>
      <text:p text:style-name="P3">public class PessoaFotoResponse {</text:p>
      <text:p text:style-name="P3">private Long id; </text:p>
      <text:p text:style-name="P3">private LocalDate data;</text:p>
      <text:p text:style-name="P3">private String bucket;</text:p>
      <text:p text:style-name="P3">private String hash;</text:p>
      <text:p text:style-name="P3">}</text:p>
      <text:p text:style-name="P3"/>
      <text:p text:style-name="P7"/>
      <text:p text:style-name="P2">import org.springframework.stereotype.Component;</text:p>
      <text:p text:style-name="P5"/>
      <text:p text:style-name="P3">import com.rossatti.spring_pjc_2025.pessoa.entities.Pessoa;</text:p>
      <text:p text:style-name="P3">import com.rossatti.spring_pjc_2025.pessoa_foto.dtos.request.PessoaFotoRequest;</text:p>
      <text:p text:style-name="P3">import com.rossatti.spring_pjc_2025.pessoa_foto.dtos.response.PessoaFotoResponse;</text:p>
      <text:p text:style-name="P3">import com.rossatti.spring_pjc_2025.pessoa_foto.entities.PessoaFoto;</text:p>
      <text:p text:style-name="P5"/>
      <text:p text:style-name="P3">@Component</text:p>
      <text:p text:style-name="P3">public class PessoaFotoMapperImpl implements <text:span text:style-name="T1">PessoaFotoMapper</text:span> {</text:p>
      <text:p text:style-name="P5"/>
      <text:p text:style-name="P3">@Override</text:p>
      <text:p text:style-name="P3">public PessoaFoto toModel(PessoaFotoRequest <text:span text:style-name="T1">request</text:span>, Pessoa <text:span text:style-name="T1">pessoa</text:span>) {</text:p>
      <text:p text:style-name="P3">return <text:span text:style-name="T12">new</text:span> PessoaFoto(null, <text:span text:style-name="T1">pessoa</text:span>, <text:span text:style-name="T1">request</text:span>.getData(), <text:span text:style-name="T1">request</text:span>.getBucket(), <text:span text:style-name="T1">request</text:span>.getHash()); </text:p>
      <text:p text:style-name="P3">}</text:p>
      <text:p text:style-name="P5"/>
      <text:p text:style-name="P3">@Override</text:p>
      <text:p text:style-name="P3">public PessoaFotoResponse toResponse(PessoaFoto <text:span text:style-name="T1">pessoaFoto</text:span>) {</text:p>
      <text:p text:style-name="P3">return <text:span text:style-name="T12">new</text:span> PessoaFotoResponse(<text:span text:style-name="T1">pessoaFoto</text:span>.getId(), <text:span text:style-name="T1">pessoaFoto</text:span>.getData(), <text:span text:style-name="T1">pessoaFoto</text:span>.getBucket(), <text:span text:style-name="T1">pessoaFoto</text:span>.getHash()); </text:p>
      <text:p text:style-name="P7"/>
      <text:p text:style-name="P7"/>
      <text:p text:style-name="P3"><text:soft-page-break/>import java.time.LocalDate;</text:p>
      <text:p text:style-name="P5"/>
      <text:p text:style-name="P3">import org.springframework.beans.factory.annotation.Autowired;</text:p>
      <text:p text:style-name="P3">import org.springframework.stereotype.Service;</text:p>
      <text:p text:style-name="P6"/>
      <text:p text:style-name="P3">import java.security.MessageDigest;</text:p>
      <text:p text:style-name="P3">import java.util.Base64;</text:p>
      <text:p text:style-name="P3">import java.util.<text:span text:style-name="T1">List</text:span>;</text:p>
      <text:p text:style-name="P3">import java.util.stream.Collectors;</text:p>
      <text:p text:style-name="P5"/>
      <text:p text:style-name="P3">import org.springframework.web.multipart.<text:span text:style-name="T1">MultipartFile</text:span>;</text:p>
      <text:p text:style-name="P5"/>
      <text:p text:style-name="P3">import com.rossatti.spring_pjc_2025.pessoa.entities.Pessoa;</text:p>
      <text:p text:style-name="P3">import com.rossatti.spring_pjc_2025.pessoa.exceptions.PessoaNotFoundException;</text:p>
      <text:p text:style-name="P3">import com.rossatti.spring_pjc_2025.pessoa.repositories.<text:span text:style-name="T1">PessoaRepository</text:span>;</text:p>
      <text:p text:style-name="P3">import com.rossatti.spring_pjc_2025.pessoa_foto.dtos.request.PessoaFotoRequest;</text:p>
      <text:p text:style-name="P3">import com.rossatti.spring_pjc_2025.pessoa_foto.dtos.response.PessoaFotoResponse;</text:p>
      <text:p text:style-name="P3">import com.rossatti.spring_pjc_2025.pessoa_foto.entities.PessoaFoto;</text:p>
      <text:p text:style-name="P3">import com.rossatti.spring_pjc_2025.pessoa_foto.exceptions.PessoaFotoNotFoundException;</text:p>
      <text:p text:style-name="P3">import com.rossatti.spring_pjc_2025.pessoa_foto.mappers.<text:span text:style-name="T1">PessoaFotoMapper</text:span>;</text:p>
      <text:p text:style-name="P3">import com.rossatti.spring_pjc_2025.pessoa_foto.repository.<text:span text:style-name="T1">PessoaFotoRepository</text:span>;</text:p>
      <text:p text:style-name="P5"/>
      <text:p text:style-name="P3">import jakarta.transaction.Transactional;</text:p>
      <text:p text:style-name="P5"/>
      <text:p text:style-name="P3">@Service</text:p>
      <text:p text:style-name="P3">public class PessoaFotoServiceImpl implements <text:span text:style-name="T1">PessoaFotoService</text:span> {</text:p>
      <text:p text:style-name="P6"/>
      <text:p text:style-name="P3">@Autowired</text:p>
      <text:p text:style-name="P3">private <text:span text:style-name="T1">PessoaFotoRepository</text:span> repository;</text:p>
      <text:p text:style-name="P3">@Autowired</text:p>
      <text:p text:style-name="P3">private <text:span text:style-name="T1">PessoaRepository</text:span> pessoaRepository;</text:p>
      <text:p text:style-name="P3">@Autowired</text:p>
      <text:p text:style-name="P3">private <text:span text:style-name="T1">PessoaFotoMapper</text:span> mapper;</text:p>
      <text:p text:style-name="P5"/>
      <text:p text:style-name="P3">@Override</text:p>
      <text:p text:style-name="P3">public PessoaFotoResponse create(PessoaFotoRequest <text:span text:style-name="T1">request</text:span>) {</text:p>
      <text:p text:style-name="P3">Pessoa pessoa = pessoaRepository.findById(<text:span text:style-name="T1">request</text:span>.getPessoaId())</text:p>
      <text:p text:style-name="P3">.orElseThrow(() <text:span text:style-name="T1">-&gt;</text:span> <text:span text:style-name="T12">new</text:span> PessoaFotoNotFoundException("Pessoa não encontrada"));</text:p>
      <text:p text:style-name="P3">PessoaFoto PessoaFoto = repository.save(mapper.toModel(<text:span text:style-name="T1">request</text:span>, pessoa));</text:p>
      <text:p text:style-name="P3">return mapper.toResponse(PessoaFoto); </text:p>
      <text:p text:style-name="P3">}</text:p>
      <text:p text:style-name="P5"/>
      <text:p text:style-name="P3">@Override</text:p>
      <text:p text:style-name="P3">public <text:span text:style-name="T1">List</text:span>&lt;String&gt; listarFotosPorPessoa(Long <text:span text:style-name="T1">pessoaId</text:span>) {</text:p>
      <text:p text:style-name="P3">return repository.findByPessoaIdOrderByDataDesc(<text:span text:style-name="T1">pessoaId</text:span>)</text:p>
      <text:p text:style-name="P3">.stream()</text:p>
      <text:p text:style-name="P3">.map(PessoaFoto::getHash)</text:p>
      <text:p text:style-name="P3"><text:soft-page-break/>.collect(Collectors.toList());</text:p>
      <text:p text:style-name="P3">}</text:p>
      <text:p text:style-name="P3">// public Page&lt;PessoaFotoResponse&gt; findFotoByPerson(Long pessoaId, Pageable pageable) {</text:p>
      <text:p text:style-name="P3">// return repository.findByPessoaIdOrderByDataDesc(pessoaId,pageable)</text:p>
      <text:p text:style-name="P3">// .map(mapper::toResponse); </text:p>
      <text:p text:style-name="P3">// }</text:p>
      <text:p text:style-name="P6"/>
      <text:p text:style-name="P3">@Override</text:p>
      <text:p text:style-name="P3">@Transactional</text:p>
      <text:p text:style-name="P3">public <text:span text:style-name="T1">void</text:span> saveFoto(Long <text:span text:style-name="T1">pessoaId</text:span>, String <text:span text:style-name="T1">hash</text:span>) {</text:p>
      <text:p text:style-name="P3">Pessoa pessoa = pessoaRepository.findById(<text:span text:style-name="T1">pessoaId</text:span>)</text:p>
      <text:p text:style-name="P3">.orElseThrow(() <text:span text:style-name="T1">-&gt;</text:span> <text:span text:style-name="T12">new</text:span> PessoaNotFoundException("Pessoa não encontrada"));</text:p>
      <text:p text:style-name="P5"/>
      <text:p text:style-name="P3">PessoaFoto foto = <text:span text:style-name="T12">new</text:span> PessoaFoto();</text:p>
      <text:p text:style-name="P3">foto.setPessoa(pessoa);</text:p>
      <text:p text:style-name="P3">foto.setData(LocalDate.now()); </text:p>
      <text:p text:style-name="P3">foto.setBucket("fotos");</text:p>
      <text:p text:style-name="P3">foto.setHash(<text:span text:style-name="T1">hash</text:span>);</text:p>
      <text:p text:style-name="P5"/>
      <text:p text:style-name="P3">repository.save(foto);</text:p>
      <text:p text:style-name="P3">}</text:p>
      <text:p text:style-name="P5"/>
      <text:p text:style-name="P3">@Override</text:p>
      <text:p text:style-name="P3">public String generateHash(<text:span text:style-name="T1">MultipartFile</text:span> <text:span text:style-name="T1">file</text:span>) throws Exception {</text:p>
      <text:p text:style-name="P3">MessageDigest digest = MessageDigest.getInstance("SHA-256");</text:p>
      <text:p text:style-name="P3"><text:span text:style-name="T1">byte</text:span>[] hashBytes = digest.digest(<text:span text:style-name="T1">file</text:span>.getBytes());</text:p>
      <text:p text:style-name="P3">return Base64.getUrlEncoder().withoutPadding().encodeToString(hashBytes);</text:p>
      <text:p text:style-name="P3">} </text:p>
      <text:p text:style-name="P3">}</text:p>
      <text:p text:style-name="P3"/>
      <text:p text:style-name="P3">import java.util.<text:span text:style-name="T1">List</text:span>;</text:p>
      <text:p text:style-name="P3">import org.springframework.beans.factory.annotation.Autowired;</text:p>
      <text:p text:style-name="P3">import org.springframework.http.MediaType;</text:p>
      <text:p text:style-name="P3">import org.springframework.http.ResponseEntity;</text:p>
      <text:p text:style-name="P3">import org.springframework.web.bind.annotation.GetMapping;</text:p>
      <text:p text:style-name="P3">import org.springframework.web.bind.annotation.PathVariable;</text:p>
      <text:p text:style-name="P3">import org.springframework.web.bind.annotation.PostMapping;</text:p>
      <text:p text:style-name="P3">import org.springframework.web.bind.annotation.RequestMapping;</text:p>
      <text:p text:style-name="P3">import org.springframework.web.bind.annotation.RequestParam;</text:p>
      <text:p text:style-name="P3">import org.springframework.web.bind.annotation.RestController;</text:p>
      <text:p text:style-name="P3">import org.springframework.web.multipart.<text:span text:style-name="T1">MultipartFile</text:span>;</text:p>
      <text:p text:style-name="P3">// import org.slf4j.Logger;</text:p>
      <text:p text:style-name="P3">// import org.slf4j.LoggerFactory;</text:p>
      <text:p text:style-name="P6"/>
      <text:p text:style-name="P3">import com.rossatti.spring_pjc_2025.pessoa_foto.services.<text:span text:style-name="T1">PessoaFotoService</text:span>;</text:p>
      <text:p text:style-name="P5"/>
      <text:p text:style-name="P3">import io.minio.BucketExistsArgs;</text:p>
      <text:p text:style-name="P3">import io.minio.GetPresignedObjectUrlArgs;</text:p>
      <text:p text:style-name="P3"><text:soft-page-break/>import io.minio.MakeBucketArgs;</text:p>
      <text:p text:style-name="P3">import io.minio.MinioClient;</text:p>
      <text:p text:style-name="P3">import io.minio.PutObjectArgs;</text:p>
      <text:p text:style-name="P3">import io.minio.http.<text:span text:style-name="T1">Method</text:span>;</text:p>
      <text:p text:style-name="P5"/>
      <text:p text:style-name="P3">@RestController</text:p>
      <text:p text:style-name="P3">@RequestMapping("/api/foto_pessoa")</text:p>
      <text:p text:style-name="P3">public class PessoaFotoRestController {</text:p>
      <text:p text:style-name="P3">@Autowired</text:p>
      <text:p text:style-name="P3">private <text:span text:style-name="T1">PessoaFotoService</text:span> pessoaFotoService;</text:p>
      <text:p text:style-name="P5"/>
      <text:p text:style-name="P3">@Autowired</text:p>
      <text:p text:style-name="P3">private MinioClient minioClient;</text:p>
      <text:p text:style-name="P5"/>
      <text:p text:style-name="P3">private final String bucketName = "fotos";</text:p>
      <text:p text:style-name="P5"/>
      <text:p text:style-name="P3">// private static final Logger logger = LoggerFactory.getLogger(PessoaFotoRestController.class);</text:p>
      <text:p text:style-name="P6"/>
      <text:p text:style-name="P3">@PostMapping(value = "/upload", consumes = MediaType.MULTIPART_FORM_DATA_VALUE)</text:p>
      <text:p text:style-name="P3">public ResponseEntity&lt;<text:span text:style-name="T1">?</text:span>&gt; uploadFoto(@RequestParam("file") <text:span text:style-name="T1">MultipartFile</text:span> <text:span text:style-name="T1">file</text:span>,</text:p>
      <text:p text:style-name="P3">@RequestParam("pessoaId") Long <text:span text:style-name="T1">pessoaId</text:span>) {</text:p>
      <text:p text:style-name="P3">try {</text:p>
      <text:p text:style-name="P3">String hash = pessoaFotoService.generateHash(<text:span text:style-name="T1">file</text:span>);</text:p>
      <text:p text:style-name="P3">String fileName = hash + ".png";</text:p>
      <text:p text:style-name="P6"/>
      <text:p text:style-name="P3">if (!minioClient.bucketExists(BucketExistsArgs.builder().bucket(bucketName).build())) {</text:p>
      <text:p text:style-name="P3">minioClient.makeBucket(MakeBucketArgs.builder().bucket(bucketName).build());</text:p>
      <text:p text:style-name="P3">}</text:p>
      <text:p text:style-name="P5"/>
      <text:p text:style-name="P3">minioClient.putObject(</text:p>
      <text:p text:style-name="P3">PutObjectArgs.builder()</text:p>
      <text:p text:style-name="P3">.bucket(bucketName)</text:p>
      <text:p text:style-name="P3">.object(fileName)</text:p>
      <text:p text:style-name="P3">.stream(<text:span text:style-name="T1">file</text:span>.getInputStream(), <text:span text:style-name="T1">file</text:span>.getSize(), -1)</text:p>
      <text:p text:style-name="P3">.contentType(<text:span text:style-name="T1">file</text:span>.getContentType())</text:p>
      <text:p text:style-name="P3">.build()</text:p>
      <text:p text:style-name="P3">);</text:p>
      <text:p text:style-name="P3">pessoaFotoService.saveFoto(<text:span text:style-name="T1">pessoaId</text:span>, hash);</text:p>
      <text:p text:style-name="P3">// return ResponseEntity.ok("Foto salva com sucesso. Hash: " + hash);</text:p>
      <text:p text:style-name="P3">return ResponseEntity.ok("Foto salva com sucesso. Hash: " + obterLinkTemporario(hash) );</text:p>
      <text:p text:style-name="P3">} catch (Exception <text:span text:style-name="T1">e</text:span>) {</text:p>
      <text:p text:style-name="P3">return ResponseEntity.status(500).body("Erro ao enviar foto: " + e.getMessage());</text:p>
      <text:p text:style-name="P3">}</text:p>
      <text:p text:style-name="P3">}</text:p>
      <text:p text:style-name="P5"><text:soft-page-break/></text:p>
      <text:p text:style-name="P3">@GetMapping("/listar/{pessoaId}")</text:p>
      <text:p text:style-name="P3">public ResponseEntity&lt;<text:span text:style-name="T1">List</text:span>&lt;String&gt;&gt; listarFotos(@PathVariable Long <text:span text:style-name="T1">pessoaId</text:span>) {</text:p>
      <text:p text:style-name="P3"><text:span text:style-name="T1">List</text:span>&lt;String&gt; fotos = pessoaFotoService.listarFotosPorPessoa(<text:span text:style-name="T1">pessoaId</text:span>);</text:p>
      <text:p text:style-name="P3">return ResponseEntity.ok(fotos);</text:p>
      <text:p text:style-name="P3">}</text:p>
      <text:p text:style-name="P5"/>
      <text:p text:style-name="P3">@GetMapping("/link/{hash}")</text:p>
      <text:p text:style-name="P3">public ResponseEntity&lt;String&gt; obterLinkTemporario(@PathVariable String <text:span text:style-name="T1">hash</text:span>) {</text:p>
      <text:p text:style-name="P3">try { </text:p>
      <text:p text:style-name="P5"/>
      <text:p text:style-name="P3">String url = minioClient.getPresignedObjectUrl(</text:p>
      <text:p text:style-name="P3">GetPresignedObjectUrlArgs.builder()</text:p>
      <text:p text:style-name="P3">.method(<text:span text:style-name="T1">Method</text:span>.GET)</text:p>
      <text:p text:style-name="P3">.bucket(bucketName)</text:p>
      <text:p text:style-name="P3">.object(<text:span text:style-name="T1">hash</text:span> + ".jpg")</text:p>
      <text:p text:style-name="P3">.expiry(300)</text:p>
      <text:p text:style-name="P3">.build()</text:p>
      <text:p text:style-name="P3">);</text:p>
      <text:p text:style-name="P5"/>
      <text:p text:style-name="P3">return ResponseEntity.ok(url);</text:p>
      <text:p text:style-name="P3">} catch (Exception <text:span text:style-name="T1">e</text:span>) {</text:p>
      <text:p text:style-name="P3">return ResponseEntity.status(500).body("Erro ao gerar link temporário: " + e.getMessage());</text:p>
      <text:p text:style-name="P3">}</text:p>
      <text:p text:style-name="P3">}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21:39.249602709</meta:creation-date>
    <dc:date>2025-04-08T16:26:08.598582737</dc:date>
    <meta:editing-duration>PT4M30S</meta:editing-duration>
    <meta:editing-cycles>1</meta:editing-cycles>
    <meta:document-statistic meta:table-count="0" meta:image-count="0" meta:object-count="0" meta:page-count="6" meta:paragraph-count="211" meta:word-count="559" meta:character-count="7683" meta:non-whitespace-character-count="7324"/>
    <meta:generator>LibreOffice/7.3.7.2$Linux_X86_64 LibreOffice_project/30$Build-2</meta:generator>
  </office:meta>
</office:document-meta>
</file>